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5.5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4.8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88cm" fo:min-width="5.4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98cm" fo:min-width="4.2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4.726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8.6cm" svg:height="2.4cm" svg:x="6.1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7.5cm" svg:height="3cm" svg:x="7.1cm" svg:y="20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9.4cm" svg:height="2.6cm" svg:x="5.8cm" svg:y="5cm">
          <text:p text:style-name="P1">Wprowadź: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6cm" svg:height="6.2cm" svg:x="6.8cm" svg:y="8.4cm">
          <text:p text:style-name="P1">Czy liczba dzieli </text:p>
          <text:p text:style-name="P1">się 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4" draw:id="id4" draw:layer="layout" svg:width="7.6cm" svg:height="2.3cm" svg:x="0.8cm" svg:y="14.5cm">
          <text:p text:style-name="P1">Wprowadź: </text:p>
          <text:p text:style-name="P1">liczba 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8.3cm" svg:height="2.7cm" svg:x="12.3cm" svg:y="14.5cm">
          <text:p text:style-name="P1">Wprowadź: </text:p>
          <text:p text:style-name="P1">Liczba nieparzyst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draw:type="line" svg:x1="10.4cm" svg:y1="3.8cm" svg:x2="10.5cm" svg:y2="5cm" draw:start-shape="id1" draw:start-glue-point="8" draw:end-shape="id2" draw:end-glue-point="5" svg:d="M10400 3800l100 1200" svg:viewBox="0 0 101 1201">
          <text:p/>
        </draw:connector>
        <draw:connector draw:style-name="gr7" draw:text-style-name="P2" draw:layer="layout" draw:type="line" svg:x1="10.5cm" svg:y1="7.6cm" svg:x2="9.8cm" svg:y2="8.4cm" draw:start-shape="id2" draw:start-glue-point="8" draw:end-shape="id3" svg:d="M10500 7600l-700 800" svg:viewBox="0 0 701 801">
          <text:p/>
        </draw:connector>
        <draw:connector draw:style-name="gr8" draw:text-style-name="P2" draw:layer="layout" svg:x1="6.8cm" svg:y1="11.5cm" svg:x2="4.6cm" svg:y2="14.5cm" draw:start-shape="id3" draw:start-glue-point="5" draw:end-shape="id4" svg:d="M6800 11500h-2200v3000" svg:viewBox="0 0 2201 3001">
          <text:p text:style-name="P1">TAK</text:p>
        </draw:connector>
        <draw:connector draw:style-name="gr8" draw:text-style-name="P2" draw:layer="layout" svg:x1="12.8cm" svg:y1="11.5cm" svg:x2="16.45cm" svg:y2="14.5cm" draw:start-shape="id3" draw:start-glue-point="7" draw:end-shape="id5" svg:d="M12800 11500h3650v3000" svg:viewBox="0 0 3651 3001">
          <text:p text:style-name="P1">NIE</text:p>
        </draw:connector>
        <draw:connector draw:style-name="gr7" draw:text-style-name="P2" draw:layer="layout" draw:type="line" svg:x1="4.6cm" svg:y1="16.8cm" svg:x2="10.85cm" svg:y2="20cm" draw:start-shape="id4" draw:start-glue-point="8" draw:end-shape="id6" draw:end-glue-point="4" svg:d="M4600 16800l6250 3200" svg:viewBox="0 0 6251 3201">
          <text:p/>
        </draw:connector>
        <draw:connector draw:style-name="gr7" draw:text-style-name="P2" draw:layer="layout" draw:type="line" svg:x1="15.412cm" svg:y1="17.2cm" svg:x2="10.85cm" svg:y2="20cm" draw:start-shape="id5" draw:start-glue-point="7" draw:end-shape="id6" draw:end-glue-point="4" svg:d="M15412 17200l-4562 2800" svg:viewBox="0 0 4563 2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1:03:22.254688270</meta:creation-date>
    <dc:date>2020-09-16T12:08:15.698779080</dc:date>
    <meta:editing-duration>PT4M33S</meta:editing-duration>
    <meta:editing-cycles>1</meta:editing-cycles>
    <meta:document-statistic meta:object-count="12"/>
    <meta:generator>LibreOffice/6.4.5.2$Linux_X86_64 LibreOffice_project/40$Build-2</meta:generator>
  </office:meta>
</office:document-meta>
</file>